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-Light" svg:font-family="HelveticaNeue-Light, 'Helvetica Neue Light', HelveticaNeue, 'Helvetica Neue', Helvetica, Arial, 'Lucida Grand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5" style:family="paragraph" style:parent-style-name="Text_20_body" style:list-style-name="L2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6" style:family="paragraph" style:parent-style-name="Text_20_body" style:list-style-name="L3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Heading_20_4">
      <style:paragraph-properties fo:margin-left="0cm" fo:margin-right="0cm" fo:margin-top="0cm" fo:margin-bottom="0.132cm" loext:contextual-spacing="false" fo:line-height="110%" fo:orphans="2" fo:widows="2" fo:text-indent="0cm" style:auto-text-indent="false" fo:padding="0cm" fo:border="none"/>
      <style:text-properties fo:font-variant="normal" fo:text-transform="none" fo:color="#717171" style:font-name="HelveticaNeue-Light" fo:font-size="9.75pt" fo:letter-spacing="normal" fo:font-style="normal" fo:font-weight="bold" loext:padding-left="0cm" loext:padding-right="0cm" loext:padding-top="0cm" loext:padding-bottom="0.265cm" loext:border-left="none" loext:border-right="none" loext:border-top="none" loext:border-bottom="0.06pt dotted #eeeeee"/>
    </style:style>
    <style:style style:name="P11" style:family="paragraph" style:parent-style-name="Heading_20_4">
      <style:paragraph-properties fo:margin-left="0cm" fo:margin-right="0cm" fo:margin-top="0cm" fo:margin-bottom="0.132cm" loext:contextual-spacing="false" fo:line-height="110%" fo:orphans="2" fo:widows="2" fo:text-indent="0cm" style:auto-text-indent="false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12" style:family="paragraph" style:parent-style-name="Heading_20_4">
      <style:paragraph-properties fo:margin-top="0cm" fo:margin-bottom="0cm" loext:contextual-spacing="false"/>
      <style:text-properties fo:font-variant="normal" fo:text-transform="none" fo:color="#717171" style:font-name="HelveticaNeue-Light" fo:font-size="9.75pt" fo:letter-spacing="normal" fo:font-style="normal" fo:font-weight="bold" loext:padding-left="0cm" loext:padding-right="0cm" loext:padding-top="0cm" loext:padding-bottom="0.265cm" loext:border-left="none" loext:border-right="none" loext:border-top="none" loext:border-bottom="0.06pt dotted #eeeeee"/>
    </style:style>
    <style:style style:name="T1" style:family="text">
      <style:text-properties fo:font-weight="bold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style:font-name="HelveticaNeue-Light" fo:font-size="9.75pt" fo:font-style="normal" fo:font-weight="normal"/>
    </style:style>
    <style:style style:name="T5" style:family="text">
      <style:text-properties style:font-name="HelveticaNeue-Light" fo:font-size="9.75pt" fo:font-style="normal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ivFatura">
        <text:h text:style-name="P12" text:outline-level="4">Como voltar para uma versão específica?</text:h>
        <text:list xml:id="list4651208355810573617" text:style-name="L1">
          <text:list-item>
            <text:p text:style-name="P4"> <text:span text:style-name="T4">git checkout hash-do-commit </text:span></text:p>
          </text:list-item>
        </text:list>
        <text:h text:style-name="P11" text:outline-level="4"><text:span text:style-name="T5">Qual o comando utilizado para fazer o arquivo voltar ao estado "unstage"?</text:span></text:h>
        <text:list xml:id="list8648058666098187542" text:style-name="L2">
          <text:list-item>
            <text:p text:style-name="P5"> <text:span text:style-name="T4">git reset HEAD nomedoarquivo </text:span></text:p>
          </text:list-item>
        </text:list>
        <text:h text:style-name="P10" text:outline-level="4">Como voltar para 2 versões anteriores e ainda remover o commit no processo?</text:h>
        <text:list xml:id="list8833258327282701949" text:style-name="L3">
          <text:list-item>
            <text:p text:style-name="P6"> <text:span text:style-name="T4">git reset HEAD~2 --hard </text:span></text:p>
          </text:list-item>
        </text:list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Neue-Light" svg:font-family="HelveticaNeue-Light, 'Helvetica Neue Light', HelveticaNeue, 'Helvetica Neue', Helvetica, Arial, 'Lucida Grand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28:12.338679120</meta:creation-date>
    <meta:print-date>2018-05-10T11:31:23.751590733</meta:print-date>
    <dc:date>2018-05-10T17:46:56.711697319</dc:date>
    <meta:editing-duration>PT15M</meta:editing-duration>
    <meta:editing-cycles>1</meta:editing-cycles>
    <meta:document-statistic meta:table-count="0" meta:image-count="0" meta:object-count="0" meta:page-count="1" meta:paragraph-count="6" meta:word-count="46" meta:character-count="274" meta:non-whitespace-character-count="232"/>
    <meta:generator>LibreOffice/5.1.6.2$Linux_X86_64 LibreOffice_project/10m0$Build-2</meta:generator>
  </office:meta>
</office:document-meta>
</file>